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24pt" style:font-size-asian="24pt" style:font-size-complex="2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NORMALIZACIÓN</text:p>
      <text:p text:style-name="P2"/>
      <text:p text:style-name="P3">Empresa {</text:p>
      <text:p text:style-name="P4">Id_empresa int auto_increment Primary Key</text:p>
      <text:p text:style-name="P5">Cif varchar(45)</text:p>
      <text:p text:style-name="P6">Contraseña varchar(45)</text:p>
      <text:p text:style-name="P7">}</text:p>
      <text:p text:style-name="P8"/>
      <text:p text:style-name="P9">Usuario {</text:p>
      <text:p text:style-name="P10">Id_usuario int auto_increment Primary Key</text:p>
      <text:p text:style-name="P11">Username varchar(45)</text:p>
      <text:p text:style-name="P12">Contraseña varchar(45)</text:p>
      <text:p text:style-name="P13">}</text:p>
      <text:p text:style-name="P14"/>
      <text:p text:style-name="P15">Producto {</text:p>
      <text:p text:style-name="P16">Id_producto int auto_increment Primary Key</text:p>
      <text:p text:style-name="P17">Id_empresa int auto_increment Foreign Key</text:p>
      <text:p text:style-name="P18">Numero_lote int<text:s/></text:p>
      <text:p text:style-name="P19">Características varchar(3000)</text:p>
      <text:p text:style-name="P20">Imagen varchar(300)</text:p>
      <text:p text:style-name="P21">}</text:p>
      <text:p text:style-name="P22"/>
      <text:p text:style-name="P23"/>
      <text:p text:style-name="P24"/>
      <text:p text:style-name="P25"/>
      <text:p text:style-name="P26"/>
      <text:p text:style-name="P27"/>
      <text:p text:style-name="P28">Movimientos {</text:p>
      <text:p text:style-name="P29">Id_movimientos Primary Key</text:p>
      <text:p text:style-name="P30">Id_producto Foreign Key</text:p>
      <text:p text:style-name="P31">Fecha_plantacion date</text:p>
      <text:p text:style-name="P32">Fecha_cosecha date</text:p>
      <text:p text:style-name="P33">Fecha_llegada almacen date</text:p>
      <text:p text:style-name="P34">Fecha_salida almacen date</text:p>
      <text:p text:style-name="P35">Hora_salidaAlmacen date</text:p>
      <text:p text:style-name="P36">}</text:p>
      <text:p text:style-name="P37"/>
      <text:p text:style-name="P38">Seguir {</text:p>
      <text:p text:style-name="P39">Id_empresa Primary Key, Foreign Key<text:s/></text:p>
      <text:p text:style-name="P40">Id_usuario Primary Key, Foreign Key 2</text:p>
      <text:p text:style-name="P41">}</text:p>
      <text:p text:style-name="P42"/>
      <text:p text:style-name="P43">Buscar {</text:p>
      <text:p text:style-name="P44">Id_producto Primary Key, Foreign Key</text:p>
      <text:p text:style-name="P45">Id_usuario Primary Key, Foreign Key 2</text:p>
      <text:p text:style-name="P46">}</text:p>
      <text:p text:style-name="P47"/>
      <text:p text:style-name="P48"/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DARIO JAVIER RIVADENEIRA BUENDIA</dc:creator>
    <meta:creation-date>2023-05-18T06:43:00Z</meta:creation-date>
    <dc:date>2023-05-18T09:35:00Z</dc:date>
    <meta:template xlink:href="Normal.dotm" xlink:type="simple"/>
    <meta:editing-cycles>4</meta:editing-cycles>
    <meta:editing-duration>PT9720S</meta:editing-duration>
    <meta:document-statistic meta:page-count="2" meta:paragraph-count="1" meta:word-count="114" meta:character-count="741" meta:row-count="5" meta:non-whitespace-character-count="628"/>
  </office:meta>
</office:document-meta>
</file>